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2.18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2.1875in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3.25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527ac"/>
    </style:style>
    <style:style style:name="P3" style:family="paragraph" style:parent-style-name="Standard">
      <style:text-properties officeooo:rsid="00033102" officeooo:paragraph-rsid="00033102"/>
    </style:style>
    <style:style style:name="P4" style:family="paragraph" style:parent-style-name="Standard">
      <style:text-properties officeooo:rsid="00033102" officeooo:paragraph-rsid="000527ac"/>
    </style:style>
    <style:style style:name="P5" style:family="paragraph" style:parent-style-name="Standard">
      <style:text-properties fo:font-size="28pt" fo:font-weight="bold" officeooo:rsid="00033102" officeooo:paragraph-rsid="00033102" style:font-weight-asian="bold" style:font-weight-complex="bold"/>
    </style:style>
    <style:style style:name="P6" style:family="paragraph" style:parent-style-name="Standard">
      <style:text-properties style:font-name="Liberation Serif" fo:font-size="18pt" fo:font-weight="bold" officeooo:rsid="00033102" officeooo:paragraph-rsid="00033102" style:font-name-asian="Noto Sans CJK SC Regular" style:font-size-asian="18pt" style:font-weight-asian="bold" style:font-name-complex="FreeSans" style:font-size-complex="18pt" style:font-weight-complex="bold"/>
    </style:style>
    <style:style style:name="P7" style:family="paragraph" style:parent-style-name="Standard">
      <style:text-properties officeooo:paragraph-rsid="000527ac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033102" officeooo:paragraph-rsid="00033102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Heading_20_2">
      <style:text-properties officeooo:rsid="00033102" officeooo:paragraph-rsid="000527ac"/>
    </style:style>
    <style:style style:name="P13" style:family="paragraph" style:parent-style-name="Table_20_Contents">
      <style:text-properties officeooo:paragraph-rsid="000527ac"/>
    </style:style>
    <style:style style:name="T1" style:family="text">
      <style:text-properties officeooo:rsid="00033102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ur Fours</text:p>
      <text:p text:style-name="P3"/>
      <text:p text:style-name="P6">80pts</text:p>
      <text:p text:style-name="P3"/>
      <text:p text:style-name="P9">The four fours challenge! Using four 4's and any operations, try to write equations that have the numbers from 0 to 4 as the answer. You should use Python's arithmetic operations:</text:p>
      <text:p text:style-name="Text_20_body"/>
      <text:list xml:id="list3860488871" text:style-name="L2">
        <text:list-item>
          <text:p text:style-name="P11"><text:span text:style-name="T1">+ <text:tab/></text:span>addition</text:p>
        </text:list-item>
        <text:list-item>
          <text:p text:style-name="P11"><text:span text:style-name="T1">- <text:tab/></text:span>subtraction or negation</text:p>
        </text:list-item>
        <text:list-item>
          <text:p text:style-name="P11">* <text:tab/>multiplication</text:p>
        </text:list-item>
      </text:list>
      <text:list xml:id="list1477550982" text:style-name="L1">
        <text:list-item>
          <text:p text:style-name="P10">/ <text:tab/>division</text:p>
        </text:list-item>
        <text:list-item>
          <text:p text:style-name="P10">( ) <text:tab/>parentheses for grouping</text:p>
        </text:list-item>
        <text:list-item>
          <text:p text:style-name="P8">** <text:tab/>power </text:p>
        </text:list-item>
      </text:list>
      <text:p text:style-name="Text_20_body">You may also use 44 or 4.4, which count as two fours, or .4, which counts as one four. <text:line-break/>For example, one solution for zero is:</text:p>
      <text:p text:style-name="P1"><text:span text:style-name="Source_20_Text">print("Zero is", 44-44)</text:span></text:p>
      <text:p text:style-name="Text_20_body">Can you find a different solution? <text:line-break/>Here are what the results, but not the source code, will look like. (Note: answers may have trailing zeros if floating point arithmetic is used which is fine, i.e. 1 may be displayed as 1.0) </text:p>
      <text:p text:style-name="Preformatted_20_Text"><text:span text:style-name="Source_20_Text">Zero is 0</text:span></text:p>
      <text:p text:style-name="Preformatted_20_Text"><text:span text:style-name="Source_20_Text">One is 1</text:span></text:p>
      <text:p text:style-name="Preformatted_20_Text"><text:span text:style-name="Source_20_Text">Two is 2</text:span></text:p>
      <text:p text:style-name="Preformatted_20_Text"><text:span text:style-name="Source_20_Text">Three is 3</text:span></text:p>
      <text:p text:style-name="P1"><text:span text:style-name="Source_20_Text">Four is 4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Source_20_Text"><text:span text:style-name="T2"/></text:span></text:p>
          </table:table-cell>
        </table:table-row>
      </table:table>
      <text:h text:style-name="P12" text:outline-level="2"><text:soft-page-break/>90pts</text:h>
      <text:p text:style-name="Text_20_body">Print the output below, but only using <text:span text:style-name="Strong_20_Emphasis">one</text:span> line of code. Feel free to use online resources.</text:p>
      <text:p text:style-name="Preformatted_20_Text"><text:span text:style-name="Source_20_Text">Wow!</text:span></text:p>
      <text:p text:style-name="P1"><text:span text:style-name="Source_20_Text">This is on a new line!</text:span></text:p>
      <text:p text:style-name="P2"><text:span text:style-name="Source_20_Text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Source_20_Text"><text:span text:style-name="T2"/></text:span></text:p>
          </table:table-cell>
        </table:table-row>
      </table:table>
      <text:h text:style-name="P12" text:outline-level="2">100pts</text:h>
      <text:p text:style-name="Text_20_body">Can you find four fours for 5 to 10?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Source_20_Text"><text:span text:style-name="T2"/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7:49:46.953059697</meta:creation-date>
    <dc:date>2017-09-18T07:58:44.782996221</dc:date>
    <meta:editing-duration>PT9M1S</meta:editing-duration>
    <meta:editing-cycles>2</meta:editing-cycles>
    <meta:generator>LibreOffice/5.3.1.2$Linux_X86_64 LibreOffice_project/30m0$Build-2</meta:generator>
    <meta:document-statistic meta:table-count="3" meta:image-count="0" meta:object-count="0" meta:page-count="2" meta:paragraph-count="23" meta:word-count="177" meta:character-count="888" meta:non-whitespace-character-count="730"/>
  </office:meta>
</office:document-meta>
</file>